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.535cm" table:align="left"/>
    </style:style>
    <style:style style:name="Tabela2.A" style:family="table-column">
      <style:table-column-properties style:column-width="17.535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7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1ec27f" officeooo:paragraph-rsid="001ec27f" style:font-weight-asian="bold" style:font-weight-complex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 style:list-style-name="L1"/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 style:list-style-name="L1">
      <style:paragraph-properties fo:margin-top="0cm" fo:margin-bottom="0.499cm" loext:contextual-spacing="false"/>
    </style:style>
    <style:style style:name="P7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project-16"/></text:p>
      <table:table table:name="Tabela1" table:style-name="Tabela1">
        <table:table-column table:style-name="Tabela1.A"/>
        <table:table-row table:style-name="TableLine94244929168768">
          <table:table-cell table:style-name="Tabela1.A1" office:value-type="string">
            <text:p text:style-name="Table_20_Contents"/>
          </table:table-cell>
        </table:table-row>
        <table:table-row table:style-name="TableLine94244929168768">
          <table:table-cell table:style-name="Tabela1.A1" office:value-type="string">
            <text:p text:style-name="P4">EQUIPE 1-ENSINO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prisma-sistema-de-controle-academico" text:style-name="Internet_20_link" text:visited-style-name="Visited_20_Internet_20_Link">PRISMA - Sistema de Controle Acadêmico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sav" text:style-name="Internet_20_link" text:visited-style-name="Visited_20_Internet_20_Link">SAV - Secretaria acadêmica virtual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sis-pg" text:style-name="Internet_20_link" text:visited-style-name="Visited_20_Internet_20_Link">Sistema PG - Controle Acadêmico de Pós-Graduação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sa-daa" text:style-name="Internet_20_link" text:visited-style-name="Visited_20_Internet_20_Link">Sistema SA - Controle Acadêmico DAA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/>
          </table:table-cell>
        </table:table-row>
        <table:table-row table:style-name="TableLine94244929168768">
          <table:table-cell table:style-name="Tabela1.A1" office:value-type="string">
            <text:p text:style-name="Table_20_Contents"><text:span text:style-name="T1">EQUIPE 3-ADMINISTRATIVO</text:span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biblioteca-central-da-uem" text:style-name="Internet_20_link" text:visited-style-name="Visited_20_Internet_20_Link">Biblioteca Central da UEM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gescomp2" text:style-name="Internet_20_link" text:visited-style-name="Visited_20_Internet_20_Link">Sistema de Gestão Administrativa 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portal-da-transparencia" text:style-name="Internet_20_link" text:visited-style-name="Visited_20_Internet_20_Link">Portal da Transparência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sistema-da-comissao-propria-de-avaliacao-cpa" text:style-name="Internet_20_link" text:visited-style-name="Visited_20_Internet_20_Link">Sistema da Comissão Própria de Avaliação (CPA)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sistema-de-catraca-de-acesso-da-bce" text:style-name="Internet_20_link" text:visited-style-name="Visited_20_Internet_20_Link">Sistema de Catraca de Acesso da BCE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sistema-de-emissao-de-carteirinha" text:style-name="Internet_20_link" text:visited-style-name="Visited_20_Internet_20_Link">Sistema de Emissão de Carteirinha</text:a></text:p>
          </table:table-cell>
        </table:table-row>
        <table:table-row table:style-name="TableLine94244929168768">
          <table:table-cell table:style-name="Tabela1.A1" office:value-type="string">
            <text:p text:style-name="Table_20_Contents">- <text:a xlink:type="simple" xlink:href="https://redmine.npd.uem.br/projects/sistema-de-estagio" text:style-name="Internet_20_link" text:visited-style-name="Visited_20_Internet_20_Link">Sistema de Estágio</text:a></text:p>
          </table:table-cell>
        </table:table-row>
      </table:table>
      <table:table table:name="Tabela2" table:style-name="Tabela2">
        <table:table-column table:style-name="Tabela2.A"/>
        <table:table-header-rows>
          <table:table-row table:style-name="TableLine94244932699680">
            <table:table-cell table:style-name="Tabela2.A1" office:value-type="string">
              <text:p text:style-name="P7"/>
            </table:table-cell>
          </table:table-row>
        </table:table-header-rows>
        <table:table-row table:style-name="TableLine94244932699680">
          <table:table-cell table:style-name="Tabela2.A1" office:value-type="string">
            <text:p text:style-name="Table_20_Contents">- <text:a xlink:type="simple" xlink:href="https://redmine.npd.uem.br/projects/sistema-do-restaurante-universitario" text:style-name="Internet_20_link" text:visited-style-name="Visited_20_Internet_20_Link">Sistema do Restaurante Universitário</text:a></text:p>
          </table:table-cell>
        </table:table-row>
        <table:table-row table:style-name="TableLine94244932699680">
          <table:table-cell table:style-name="Tabela2.A1" office:value-type="string">
            <text:p text:style-name="Table_20_Contents">- <text:a xlink:type="simple" xlink:href="https://redmine.npd.uem.br/projects/gescomp" text:style-name="Internet_20_link" text:visited-style-name="Visited_20_Internet_20_Link">Sistema GESCOMP</text:a></text:p>
          </table:table-cell>
        </table:table-row>
        <table:table-row table:style-name="TableLine94244932699680">
          <table:table-cell table:style-name="Tabela2.A1" office:value-type="string">
            <text:p text:style-name="Table_20_Contents"><text:a xlink:type="simple" xlink:href="https://redmine.npd.uem.br/projects/javautil" text:style-name="Internet_20_link" text:visited-style-name="Visited_20_Internet_20_Link"/></text:p>
          </table:table-cell>
        </table:table-row>
        <table:table-row table:style-name="TableLine94244932699680">
          <table:table-cell table:style-name="Tabela2.A1" office:value-type="string">
            <text:p text:style-name="P4">EQUIPE 4-RECURSOS HUMANOS</text:p>
          </table:table-cell>
        </table:table-row>
        <table:table-row table:style-name="TableLine94244932699680">
          <table:table-cell table:style-name="Tabela2.A1" office:value-type="string">
            <text:p text:style-name="Table_20_Contents">- <text:a xlink:type="simple" xlink:href="https://redmine.npd.uem.br/projects/e-social" text:style-name="Internet_20_link" text:visited-style-name="Visited_20_Internet_20_Link">E-Social</text:a></text:p>
          </table:table-cell>
        </table:table-row>
        <table:table-row table:style-name="TableLine94244932699680">
          <table:table-cell table:style-name="Tabela2.A1" office:value-type="string">
            <text:p text:style-name="Table_20_Contents">- <text:a xlink:type="simple" xlink:href="https://redmine.npd.uem.br/projects/concurso" text:style-name="Internet_20_link" text:visited-style-name="Visited_20_Internet_20_Link">Sistema de Controle de Concurso</text:a></text:p>
          </table:table-cell>
        </table:table-row>
        <table:table-row table:style-name="TableLine94244932699680">
          <table:table-cell table:style-name="Tabela2.A1" office:value-type="string">
            <text:p text:style-name="Table_20_Contents">- <text:a xlink:type="simple" xlink:href="https://redmine.npd.uem.br/projects/pessoal" text:style-name="Internet_20_link" text:visited-style-name="Visited_20_Internet_20_Link">Sistema de Controle de Pessoal</text:a></text:p>
          </table:table-cell>
        </table:table-row>
        <table:table-row table:style-name="TableLine94244932699680">
          <table:table-cell table:style-name="Tabela2.A1" office:value-type="string">
            <text:p text:style-name="Table_20_Contents">- <text:a xlink:type="simple" xlink:href="https://redmine.npd.uem.br/projects/folha" text:style-name="Internet_20_link" text:visited-style-name="Visited_20_Internet_20_Link">Sistema de Folha de Pagamento</text:a></text:p>
          </table:table-cell>
        </table:table-row>
        <table:table-row table:style-name="TableLine94244932699680">
          <table:table-cell table:style-name="Tabela2.A1" office:value-type="string">
            <text:p text:style-name="Table_20_Contents">- <text:a xlink:type="simple" xlink:href="https://redmine.npd.uem.br/projects/sgrh" text:style-name="Internet_20_link" text:visited-style-name="Visited_20_Internet_20_Link">Sistema de Gestão de Recursos Humanos</text:a></text:p>
          </table:table-cell>
        </table:table-row>
        <table:table-row table:style-name="TableLine94244932699680">
          <table:table-cell table:style-name="Tabela2.A1" office:value-type="string">
            <text:p text:style-name="Table_20_Contents">- <text:a xlink:type="simple" xlink:href="https://redmine.npd.uem.br/projects/srh" text:style-name="Internet_20_link" text:visited-style-name="Visited_20_Internet_20_Link">Sistema RH</text:a></text:p>
          </table:table-cell>
        </table:table-row>
        <table:table-row table:style-name="TableLine94244932699680">
          <table:table-cell table:style-name="Tabela2.A1" office:value-type="string">
            <text:p text:style-name="Table_20_Contents">- <text:a xlink:type="simple" xlink:href="https://redmine.npd.uem.br/projects/portal_servidor" text:style-name="Internet_20_link" text:visited-style-name="Visited_20_Internet_20_Link">Portal do servidor</text:a></text:p>
          </table:table-cell>
        </table:table-row>
      </table:table>
      <text:p text:style-name="P1"/>
      <text:p text:style-name="P1">OUTROS</text:p>
      <table:table table:name="Tabela3" table:style-name="Tabela3">
        <table:table-column table:style-name="Tabela3.A"/>
        <table:table-row table:style-name="TableLine94244928188016">
          <table:table-cell table:style-name="Tabela3.A1" office:value-type="string">
            <text:p text:style-name="Table_20_Contents">- <text:a xlink:type="simple" xlink:href="https://redmine.npd.uem.br/projects/pdi" text:style-name="Internet_20_link" text:visited-style-name="Visited_20_Internet_20_Link">Plano de Desenvolvimento Institucional</text:a></text:p>
          </table:table-cell>
        </table:table-row>
        <table:table-row table:style-name="TableLine94244928188016">
          <table:table-cell table:style-name="Tabela3.A1" office:value-type="string">
            <text:p text:style-name="Table_20_Contents">- <text:a xlink:type="simple" xlink:href="https://redmine.npd.uem.br/projects/sgp-ppg" text:style-name="Internet_20_link" text:visited-style-name="Visited_20_Internet_20_Link">Sistema SGP - Gestão de Projetos da PPG</text:a></text:p>
          </table:table-cell>
        </table:table-row>
        <table:table-row table:style-name="TableLine94244928188016">
          <table:table-cell table:style-name="Tabela3.A1" office:value-type="string">
            <text:p text:style-name="P4"/>
            <text:p text:style-name="P4">SITES UEM</text:p>
          </table:table-cell>
        </table:table-row>
      </table:table>
      <text:p text:style-name="Standard"/>
      <text:p text:style-name="Standard"><text:bookmark text:name="project-3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4T14:15:30.331065197</meta:creation-date>
    <dc:date>2023-07-05T13:53:03.184087663</dc:date>
    <meta:editing-duration>PT2M9S</meta:editing-duration>
    <meta:editing-cycles>1</meta:editing-cycles>
    <meta:document-statistic meta:table-count="3" meta:image-count="0" meta:object-count="0" meta:page-count="1" meta:paragraph-count="27" meta:word-count="134" meta:character-count="781" meta:non-whitespace-character-count="673"/>
    <meta:generator>LibreOffice/6.4.7.2$Linux_X86_64 LibreOffice_project/40$Build-2</meta:generator>
  </office:meta>
</office:document-meta>
</file>